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SAXSVGDocumentFactory.setAdditional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AXSVGDocumentFactory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PSAXSVGDocumentFactory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AXSVGDocumentFactory.FOPSAXSVGDocumentFactory( String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